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f83a5" officeooo:paragraph-rsid="000f83a5"/>
    </style:style>
    <style:style style:name="P2" style:family="paragraph" style:parent-style-name="Standard">
      <style:text-properties officeooo:rsid="0010e154" officeooo:paragraph-rsid="0010e154"/>
    </style:style>
    <style:style style:name="P3" style:family="paragraph" style:parent-style-name="Standard">
      <style:text-properties fo:font-weight="bold" officeooo:rsid="0012bd4c" officeooo:paragraph-rsid="0012bd4c" style:font-weight-asian="bold" style:font-weight-complex="bold"/>
    </style:style>
    <style:style style:name="P4" style:family="paragraph" style:parent-style-name="Standard">
      <style:text-properties fo:font-weight="bold" officeooo:rsid="001429c5" officeooo:paragraph-rsid="001429c5" style:font-weight-asian="bold" style:font-weight-complex="bold"/>
    </style:style>
    <style:style style:name="P5" style:family="paragraph" style:parent-style-name="Standard">
      <style:text-properties fo:font-weight="bold" officeooo:rsid="001432bb" officeooo:paragraph-rsid="001432bb" style:font-weight-asian="bold" style:font-weight-complex="bold"/>
    </style:style>
    <style:style style:name="P6" style:family="paragraph" style:parent-style-name="Standard">
      <style:text-properties fo:font-weight="bold" officeooo:rsid="00162d6b" officeooo:paragraph-rsid="00162d6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tone non capiva un cazzo ma già si poneva domande sul rapporto tra natura e percezione.</text:p>
      <text:p text:style-name="P2">Il processo evolutivo ha portato animali diversi a percepire ed elaborare gli stimoli in modo diverso.</text:p>
      <text:p text:style-name="P3">Adattamento: <text:span text:style-name="T1">Modificazione del comportamento e della sensibilità dei recettori in base alle condizioni a cui l’organismo è esposto.</text:span></text:p>
      <text:p text:style-name="P4">Psicofisica: <text:span text:style-name="T1">Scienza che tratta la mente con approcci fisici.</text:span></text:p>
      <text:p text:style-name="P4"><text:span text:style-name="T1"/></text:p>
      <text:p text:style-name="P5">Legge di weber: <text:span text:style-name="T1">La minima differenza percepibile in uno stimolo è una frazione costante dello stimolo (costante fino a un certo punto, varia tra il 5 e il 15% circa).</text:span></text:p>
      <text:p text:style-name="P6"><text:span text:style-name="T1"/></text:p>
      <text:p text:style-name="P6">Legge di Weber-Fechner: <text:span text:style-name="T1">La percezione (quantitativa) di uno stimolo è data da una costante moltiplicata per il logaritmo del valore effettiv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5:46.060237407</meta:creation-date>
    <dc:date>2023-10-04T10:09:16.076981544</dc:date>
    <meta:editing-duration>PT1H33M30S</meta:editing-duration>
    <meta:editing-cycles>6</meta:editing-cycles>
    <meta:generator>LibreOffice/7.5.7.1$Linux_X86_64 LibreOffice_project/50$Build-1</meta:generator>
    <meta:document-statistic meta:table-count="0" meta:image-count="0" meta:object-count="0" meta:page-count="1" meta:paragraph-count="6" meta:word-count="110" meta:character-count="692" meta:non-whitespace-character-count="588"/>
  </office:meta>
</office:document-meta>
</file>